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68c" officeooo:paragraph-rsid="001af68c"/>
    </style:style>
    <style:style style:name="P2" style:family="paragraph" style:parent-style-name="Standard">
      <style:text-properties officeooo:rsid="001b2cea" officeooo:paragraph-rsid="001af68c"/>
    </style:style>
    <style:style style:name="P3" style:family="paragraph" style:parent-style-name="Standard">
      <style:text-properties officeooo:rsid="001b2cea" officeooo:paragraph-rsid="001b2cea"/>
    </style:style>
    <style:style style:name="P4" style:family="paragraph" style:parent-style-name="Standard">
      <style:paragraph-properties fo:text-align="center" style:justify-single-word="false"/>
      <style:text-properties fo:font-size="15pt" officeooo:rsid="001b2cea" officeooo:paragraph-rsid="001b2cea" style:font-size-asian="15pt" style:font-size-complex="15pt"/>
    </style:style>
    <style:style style:name="P5" style:family="paragraph" style:parent-style-name="Standard">
      <style:text-properties officeooo:rsid="001b5dd9" officeooo:paragraph-rsid="001b5dd9"/>
    </style:style>
    <style:style style:name="P6" style:family="paragraph" style:parent-style-name="Standard">
      <style:text-properties officeooo:rsid="001c9327" officeooo:paragraph-rsid="001c9327"/>
    </style:style>
    <style:style style:name="P7" style:family="paragraph" style:parent-style-name="Standard">
      <style:text-properties officeooo:rsid="001ca25f" officeooo:paragraph-rsid="001ca25f"/>
    </style:style>
    <style:style style:name="P8" style:family="paragraph" style:parent-style-name="Standard">
      <style:text-properties officeooo:rsid="001d441b" officeooo:paragraph-rsid="001d441b"/>
    </style:style>
    <style:style style:name="P9" style:family="paragraph" style:parent-style-name="Standard">
      <style:text-properties officeooo:paragraph-rsid="001d441b"/>
    </style:style>
    <style:style style:name="P10" style:family="paragraph" style:parent-style-name="Standard">
      <style:text-properties officeooo:rsid="001f3366" officeooo:paragraph-rsid="001f3366"/>
    </style:style>
    <style:style style:name="P11" style:family="paragraph" style:parent-style-name="Standard">
      <style:text-properties officeooo:paragraph-rsid="001f3366"/>
    </style:style>
    <style:style style:name="P12" style:family="paragraph" style:parent-style-name="Standard">
      <style:text-properties officeooo:rsid="002046c7" officeooo:paragraph-rsid="002046c7"/>
    </style:style>
    <style:style style:name="P13" style:family="paragraph" style:parent-style-name="Standard">
      <style:text-properties officeooo:paragraph-rsid="002046c7"/>
    </style:style>
    <style:style style:name="P14" style:family="paragraph" style:parent-style-name="Standard">
      <style:text-properties officeooo:rsid="0020bb5a" officeooo:paragraph-rsid="0020bb5a"/>
    </style:style>
    <style:style style:name="P15" style:family="paragraph" style:parent-style-name="Text_20_body">
      <style:text-properties officeooo:rsid="001af68c" officeooo:paragraph-rsid="001b2cea"/>
    </style:style>
    <style:style style:name="T1" style:family="text">
      <style:text-properties officeooo:rsid="001b2cea"/>
    </style:style>
    <style:style style:name="T2" style:family="text">
      <style:text-properties officeooo:rsid="001b5dd9"/>
    </style:style>
    <style:style style:name="T3" style:family="text">
      <style:text-properties officeooo:rsid="001c9327"/>
    </style:style>
    <style:style style:name="T4" style:family="text">
      <style:text-properties officeooo:rsid="001ca25f"/>
    </style:style>
    <style:style style:name="T5" style:family="text">
      <style:text-properties officeooo:rsid="001d441b"/>
    </style:style>
    <style:style style:name="T6" style:family="text">
      <style:text-properties officeooo:rsid="001f3366"/>
    </style:style>
    <style:style style:name="T7" style:family="text">
      <style:text-properties officeooo:rsid="002046c7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ERTO GONZÁLEZ RODRÍGUEZ.<text:span text:style-name="T1"> </text:span></text:p>
      <text:p text:style-name="P2"/>
      <text:p text:style-name="P2"/>
      <text:p text:style-name="P4"/>
      <text:p text:style-name="P4">Informe de pruebas sobre el proyecto 'Banco'.</text:p>
      <text:p text:style-name="P3"/>
      <text:p text:style-name="P3"/>
      <text:p text:style-name="P3">Incluye: </text:p>
      <text:p text:style-name="P3"/>
      <text:p text:style-name="P3">1.Plan de pruebas: Especificación de casos de prueba y especificación de procedimiento de pruebas.</text:p>
      <text:p text:style-name="P3"/>
      <text:p text:style-name="P3">2. Doc. de ejecución de pruebas: <text:span text:style-name="T2">Histórico de pruebas, informe de incidentes e informe de resumen de pruebas.</text:span></text:p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engo que hacer la documentacion de pruebas (que incluya un plan de pruebas y la documentacion de ejecucion de pruebas) de un proyecto software muy sencillo. El proyecto trata de un banco y tiene como paquetes (tarjetas, entidad del banco, entidad de los clientes y entidad de cuentas). </text:p>
      <text:p text:style-name="P5">El paquete tarjetas tiene de clases tarjeta de credito, y tarjeta de prepago. </text:p>
      <text:p text:style-name="P5">El paquete entidad del banco <text:s/>tiene de clases banco y cuenta</text:p>
      <text:p text:style-name="P5">El paquete entidad de los clientes tiene de clases cliente, clienteEmpresa y clienteParticular</text:p>
      <text:p text:style-name="P5">El paquete entidad de las cuentas tiene de clases CuentaAhorro, cuentaCorriente y cuentaInversion</text:p>
      <text:p text:style-name="P1"/>
      <text:p text:style-name="P1"/>
      <text:p text:style-name="P1"/>
      <text:p text:style-name="P1"/>
      <text:p text:style-name="P5"><text:soft-page-break/>Informe 1.</text:p>
      <text:p text:style-name="P5"/>
      <text:p text:style-name="P5">1.Introducción<text:span text:style-name="T7">.</text:span></text:p>
      <text:p text:style-name="P5"/>
      <text:p text:style-name="P12">1.1 Descripción de proyecto.</text:p>
      <text:p text:style-name="P12"/>
      <text:p text:style-name="P5">El proyecto consiste en un sistema de gestión bancaria organizado en 5 paquetes.</text:p>
      <text:p text:style-name="P5"/>
      <text:p text:style-name="P5">- Tarjetas, que contiene la <text:span text:style-name="T4">'T</text:span>arjeta<text:span text:style-name="T4">'</text:span> principal <text:span text:style-name="T3">que tiene los atributos de (titular, fecha caducidad, número y código de seguridad), tarjeta 'Prepago' con los atributos (cargar, descargar y el saldo) y tarjeta 'Crédito' con los atributos (saldo, pagar y limite gasto).</text:span></text:p>
      <text:p text:style-name="P5"/>
      <text:p text:style-name="P6">- Entities, que contiene la clase <text:span text:style-name="T4">'</text:span>Banco<text:span text:style-name="T4">'</text:span> <text:span text:style-name="T4">que es la representación de un banco con los atributos: idFiscal, nombre, direccion, nEmpleados, Listaclientes y activado (si el banco es funcional).</text:span></text:p>
      <text:p text:style-name="P7">También contiene la clase 'Cuenta' que representa una cuenta del banco con los atributos: Id, titulares, fechaCreacion, saldo, tipoInteres y autorizados (lista de clientes autorizados)</text:p>
      <text:p text:style-name="P6"/>
      <text:p text:style-name="P7">- Entities<text:span text:style-name="T5">.c</text:span>lientes, contiene las clases 'Cliente' que es la representación de un cliente genérico con los atributos: id, nombre, direccion, tlfContacto, email, fechaAlta, cuentas y enBancarrota.</text:p>
      <text:p text:style-name="P7">También está la clase 'ClienteEmpresa' <text:span text:style-name="T5">que hace referencia a la representación de un cliente-empresa del banco y tiene como atributos: id,Fiscal, numEmpleados, facturacionAnual y tipoEmpresa.</text:span></text:p>
      <text:p text:style-name="P8">La tercera clase es 'ClienteParticular' y sería la representación de un cliente particular con los atributos: dni, apellidos, nominadomiciliada y nomina.</text:p>
      <text:p text:style-name="P8">La ultima clase es TipoEmpresa donde se almacena el tipo de empresa que es y su nombre.</text:p>
      <text:p text:style-name="P8"/>
      <text:p text:style-name="P9"><text:span text:style-name="T5">- Entities.cuentas, contiene las clases 'CuentaAhorro' que representa una cuenta de ahorro y h</text:span>ereda de la clase abstracta Cuenta y proporciona implementación específica para las operaciones permitidas en una cuenta de ahorro. <text:span text:style-name="T6">T</text:span>iene un saldo y un tipo de interés, y se aplican comisiones <text:s/>a las transferencias realizadas desde esta cuenta. </text:p>
      <text:p text:style-name="P10">La clase 'CuentaInversion' que representa una cuenta de inversión, hereda las mismas clases que CuentaAhorro <text:s/>y las cuentas de inversión no permiten la retirada de dinero ni transferencia y tampoco modificar comisiones.</text:p>
      <text:p text:style-name="P10">Por último está la clase 'CuentaCorriente' que tiene varios errores de primeras.</text:p>
      <text:p text:style-name="P10"/>
      <text:p text:style-name="P11"><text:span text:style-name="T6">- Checker, Comprueba si los parámetros de los métodos son válidos o no. </text:span>Esta clase es útil para asegurar que las operaciones realizadas dentro de las clases del proyecto sean seguras y cumplan con los requisitos necesarios. Por ejemplo, se usa en la clas<text:span text:style-name="T7">e CuentaInversion</text:span> para asegurar que no se ingresen importes negativos<text:span text:style-name="T7">.</text:span></text:p>
      <text:p text:style-name="P11"/>
      <text:p text:style-name="P13"><text:span text:style-name="T7">1.2. Objetivo.</text:span></text:p>
      <text:p text:style-name="P13"/>
      <text:p text:style-name="P13"><text:span text:style-name="T7">A</text:span>segurar<text:span text:style-name="T7">se</text:span> que todas las funcionalidades del sistema bancario operen correctamente y que se cumplan todos los requisitos especificados. </text:p>
      <text:p text:style-name="P13"/>
      <text:p text:style-name="P14">2. Plan de pruebas.</text:p>
      <text:p text:style-name="P14"/>
      <text:p text:style-name="P14">Responsable: Alberto González Rodríguez</text:p>
      <text:p text:style-name="P14">Recursos: 9 días.</text:p>
      <text:p text:style-name="P14">Elementos a probar: </text:p>
      <text:p text:style-name="P14"/>
      <text:p text:style-name="P14">2.1 Especificaciones de casos de prueba (entradas, salidas y dependencias entre éstas):</text:p>
      <text:p text:style-name="P14"><text:soft-page-break/></text:p>
      <text:p text:style-name="P14"/>
      <text:p text:style-name="P14"/>
      <text:p text:style-name="P14">2.2 Especificaciones de procedimiento de pruebas (entorno, personal reponsable y pasos a seguir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30T00:01:57.446000000</meta:creation-date>
    <dc:date>2024-05-30T02:17:48.916000000</dc:date>
    <meta:editing-duration>PT21M6S</meta:editing-duration>
    <meta:editing-cycles>1</meta:editing-cycles>
    <meta:document-statistic meta:table-count="0" meta:image-count="0" meta:object-count="0" meta:page-count="3" meta:paragraph-count="33" meta:word-count="552" meta:character-count="3698" meta:non-whitespace-character-count="3169"/>
    <meta:generator>Trio_Office/6.2.8.2$Windows_x86 LibreOffice_project/</meta:generator>
  </office:meta>
</office:document-meta>
</file>